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png" manifest:media-type="image/png"/>
  <manifest:file-entry manifest:full-path="media/image4.jpg" manifest:media-type="image/jpeg"/>
  <manifest:file-entry manifest:full-path="media/image5.jpg" manifest:media-type="image/jpeg"/>
  <manifest:file-entry manifest:full-path="media/image6.png" manifest:media-type="image/png"/>
  <manifest:file-entry manifest:full-path="media/image7.jpg" manifest:media-type="image/jpeg"/>
  <manifest:file-entry manifest:full-path="media/image8.jpg" manifest:media-type="image/jpeg"/>
  <manifest:file-entry manifest:full-path="media/image9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evidencias" table:style-name="ta1">
        <table:shapes>
          <draw:frame draw:z-index="2" draw:id="id1" draw:style-name="a1" draw:name="Imagen 4" svg:x="6.66667in" svg:y="0.625in" svg:width="5.04055in" svg:height="2.77323in" style:rel-width="scale" style:rel-height="scale">
            <draw:image xlink:href="media/image1.jpg" xlink:type="simple" xlink:show="embed" xlink:actuate="onLoad"/>
            <svg:title/>
            <svg:desc/>
          </draw:frame>
          <draw:frame draw:z-index="3" draw:id="id2" draw:style-name="a2" draw:name="Imagen 5" svg:x="12.56127in" svg:y="0.74755in" svg:width="4.40276in" svg:height="2.42244in" style:rel-width="scale" style:rel-height="scale">
            <draw:image xlink:href="media/image2.jpg" xlink:type="simple" xlink:show="embed" xlink:actuate="onLoad"/>
            <svg:title/>
            <svg:desc/>
          </draw:frame>
          <draw:frame draw:z-index="4" draw:id="id3" draw:style-name="a3" draw:name="Imagen 11" svg:x="0.83333in" svg:y="3.75in" svg:width="5.56496in" svg:height="2.86024in" style:rel-width="scale" style:rel-height="scale">
            <draw:image xlink:href="media/image3.png" xlink:type="simple" xlink:show="embed" xlink:actuate="onLoad"/>
            <svg:title/>
            <svg:desc/>
          </draw:frame>
          <draw:frame draw:z-index="5" draw:id="id4" draw:style-name="a4" draw:name="Imagen 10" svg:x="6.66667in" svg:y="3.75in" svg:width="4.9811in" svg:height="2.73937in" style:rel-width="scale" style:rel-height="scale">
            <draw:image xlink:href="media/image4.jpg" xlink:type="simple" xlink:show="embed" xlink:actuate="onLoad"/>
            <svg:title/>
            <svg:desc/>
          </draw:frame>
          <draw:frame draw:z-index="6" draw:id="id5" draw:style-name="a5" draw:name="Imagen 6" svg:x="12.11832in" svg:y="3.75in" svg:width="4.92459in" svg:height="2.70833in" style:rel-width="scale" style:rel-height="scale">
            <draw:image xlink:href="media/image5.jpg" xlink:type="simple" xlink:show="embed" xlink:actuate="onLoad"/>
            <svg:title/>
            <svg:desc/>
          </draw:frame>
          <draw:frame draw:z-index="7" draw:id="id6" draw:style-name="a6" draw:name="Imagen 12" svg:x="0.83333in" svg:y="6.875in" svg:width="5.625in" svg:height="3.12459in" style:rel-width="scale" style:rel-height="scale">
            <draw:image xlink:href="media/image6.png" xlink:type="simple" xlink:show="embed" xlink:actuate="onLoad"/>
            <svg:title/>
            <svg:desc/>
          </draw:frame>
          <draw:frame draw:z-index="8" draw:id="id7" draw:style-name="a7" draw:name="Imagen 7" svg:x="6.67892in" svg:y="6.91176in" svg:width="5.01398in" svg:height="2.75735in" style:rel-width="scale" style:rel-height="scale">
            <draw:image xlink:href="media/image7.jpg" xlink:type="simple" xlink:show="embed" xlink:actuate="onLoad"/>
            <svg:title/>
            <svg:desc/>
          </draw:frame>
          <draw:frame draw:z-index="9" draw:id="id8" draw:style-name="a8" draw:name="Imagen 9" svg:x="12.34069in" svg:y="6.875in" svg:width="4.97953in" svg:height="2.73819in" style:rel-width="scale" style:rel-height="scale">
            <draw:image xlink:href="media/image8.jpg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6" table:number-rows-spanned="1" table:style-name="ce2">
            <text:p>GNU RADIO</text:p>
          </table:table-cell>
          <table:covered-table-cell table:number-columns-repeated="5"/>
          <table:table-cell table:style-name="ce1"/>
          <table:table-cell office:value-type="string" table:number-columns-spanned="6" table:number-rows-spanned="1" table:style-name="ce2">
            <text:p>OSCILOSCOPIO</text:p>
          </table:table-cell>
          <table:covered-table-cell table:number-columns-repeated="5"/>
          <table:table-cell table:style-name="ce1"/>
          <table:table-cell office:value-type="string" table:number-columns-spanned="5" table:number-rows-spanned="1" table:style-name="ce2">
            <text:p>ANALIZADOR</text:p>
          </table:table-cell>
          <table:covered-table-cell table:number-columns-repeated="4"/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% y 60%</text:p>
          </table:table-cell>
          <table:table-cell table:style-name="ce1">
            <draw:frame draw:z-index="1" draw:id="id0" draw:style-name="a0" draw:name="Imagen 1" svg:x="0.0625in" svg:y="0.02083in" svg:width="4.98937in" svg:height="2.77126in" style:rel-width="scale" style:rel-height="scale">
              <draw:image xlink:href="media/image9.png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office:value-type="string" table:style-name="ce1">
            <text:p>20% y 70%</text:p>
          </table:table-cell>
          <table:table-cell table:number-columns-repeated="16383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office:value-type="string" table:style-name="ce1">
            <text:p>30% y 80%</text:p>
          </table:table-cell>
          <table:table-cell table:number-columns-repeated="16383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Mauricio Rojas</meta:initial-creator>
    <dc:creator>JHONATAN FRANCO</dc:creator>
    <meta:creation-date>2023-02-07T14:35:25Z</meta:creation-date>
    <dc:date>2023-07-19T03:49:25Z</dc:date>
    <meta:editing-cycles>1</meta:editing-cycles>
    <meta:editing-duration>PT181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